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scSimpleTypeResolver.resolveErrorSimpleType( SchemaTypeImpl sIm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scSimpleTypeResolver.resolveUnionType( SchemaTypeImpl sImpl , UnionDocument . Union parseUnion , List anonType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StscSimpleTypeResolver.facetAppliesToType( int facetCode , SchemaTypeImpl baseImpl )</text:p>
          </table:table-cell>
          <table:table-cell office:value-type="float" office:value="55">
            <text:p text:style-name="Table_20_Contents">55</text:p>
          </table:table-cell>
          <table:table-cell office:value-type="float" office:value="0">
            <text:p text:style-name="Table_20_Contents">0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StscSimpleTypeResolver.makeValueRefArray( XmlAnySimpleType [ ]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scSimpleTypeResolver.decimalSizeOfType( SchemaTypeImpl sImp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scSimpleTypeResolver.resolveFundamentalFacets( SchemaTypeImpl sImpl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StscSimpleTypeResolver.translateFacetCod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scSimpleTypeResolver.resolveFacets( SchemaTypeImpl sImpl , XmlObject restriction , SchemaTypeImpl baseImpl )</text:p>
          </table:table-cell>
          <table:table-cell office:value-type="float" office:value="85">
            <text:p text:style-name="Table_20_Contents">85</text:p>
          </table:table-cell>
          <table:table-cell office:value-type="float" office:value="74">
            <text:p text:style-name="Table_20_Contents">74</text:p>
          </table:table-cell>
          <table:table-cell office:value-type="float" office:value="292">
            <text:p text:style-name="Table_20_Contents">292</text:p>
          </table:table-cell>
        </table:table-row>
        <table:table-row>
          <table:table-cell office:value-type="string">
            <text:p text:style-name="Table_20_Contents">StscSimpleTypeResolver.resolveSimpleRestrictionType( SchemaTypeImpl sImpl , RestrictionDocument . Restriction parseRestr , List anonType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StscSimpleTypeResolver.makeRefArray( Collection type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scSimpleTypeResolver.isMultipleFacet( int facet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scSimpleTypeResolver.isNumericPrimitive( SchemaType sImp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scSimpleTypeResolver.isDiscreteType( SchemaTypeImpl sImp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deForNameEntry.CodeForNameEntry( QName name ,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impleTypeResolver.resolveSimpleType( SchemaTypeImpl sImpl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StscSimpleTypeResolver.other_similar_limit( int facetc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scSimpleTypeResolver.translateWhitespaceCode( XmlAnySimpleType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scSimpleTypeResolver.buildFacetCode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scSimpleTypeResolver.mathematicalSizeOfType( SchemaTypeImpl sImpl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StscSimpleTypeResolver.resolveListType( SchemaTypeImpl sImpl , org . apache . xmlbeans . impl . xb . xsdschema . ListDocument . List parseList , List anonType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75">
            <text:p text:style-name="Table_20_Contents">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